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1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1.065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3.7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92" table:default-cell-style-name="ce1"/>
        <table:table-row table:style-name="ro1">
          <table:table-cell table:style-name="ce6"/>
          <table:table-cell table:style-name="ce9" office:value-type="string" calcext:value-type="string">
            <text:p>\t</text:p>
          </table:table-cell>
          <table:table-cell table:style-name="ce9" office:value-type="string" calcext:value-type="string">
            <text:p>\n</text:p>
          </table:table-cell>
          <table:table-cell table:style-name="ce9" office:value-type="string" calcext:value-type="string">
            <text:p>\b</text:p>
          </table:table-cell>
          <table:table-cell table:style-name="ce9" office:value-type="string" calcext:value-type="string">
            <text:p>!</text:p>
          </table:table-cell>
          <table:table-cell table:style-name="ce9" office:value-type="string" calcext:value-type="string">
            <text:p>”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(</text:p>
          </table:table-cell>
          <table:table-cell table:style-name="ce9" office:value-type="string" calcext:value-type="string">
            <text:p>)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+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.</text:p>
          </table:table-cell>
          <table:table-cell table:style-name="ce9" office:value-type="string" calcext:value-type="string">
            <text:p>/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;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=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[</text:p>
          </table:table-cell>
          <table:table-cell table:style-name="ce9" office:value-type="string" calcext:value-type="string">
            <text:p>]</text:p>
          </table:table-cell>
          <table:table-cell table:style-name="ce9" office:value-type="string" calcext:value-type="string">
            <text:p>{</text:p>
          </table:table-cell>
          <table:table-cell table:style-name="ce9" office:value-type="string" calcext:value-type="string">
            <text:p>|</text:p>
          </table:table-cell>
          <table:table-cell table:style-name="ce9" office:value-type="string" calcext:value-type="string">
            <text:p>}</text:p>
          </table:table-cell>
          <table:table-cell table:style-name="ce9" office:value-type="string" calcext:value-type="string">
            <text:p>letra</text:p>
          </table:table-cell>
          <table:table-cell table:style-name="ce9" office:value-type="string" calcext:value-type="string">
            <text:p>dig</text:p>
          </table:table-cell>
          <table:table-cell table:style-name="ce9" office:value-type="string" calcext:value-type="string">
            <text:p>invalido</text:p>
          </table:table-cell>
          <table:table-cell table:style-name="ce6"/>
          <table:table-cell table:style-name="ce6" office:value-type="string" calcext:value-type="string">
            <text:p>ação</text:p>
          </table:table-cell>
          <table:table-cell table:style-name="ce6" table:number-columns-repeated="99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1" office:value-type="string" calcext:value-type="string">
            <text:p>ERRO_LEXICO</text:p>
          </table:table-cell>
          <table:table-cell table:number-columns-repeated="99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17"/>
          <table:table-cell table:style-name="ce10" office:value-type="float" office:value="14" calcext:value-type="float">
            <text:p>14</text:p>
          </table:table-cell>
          <table:table-cell table:style-name="ce10" table:number-columns-repeated="9"/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11" office:value-type="string" calcext:value-type="string">
            <text:p>OP_ATRIB</text:p>
          </table:table-cell>
          <table:table-cell table:number-columns-repeated="99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9"/>
          <table:table-cell table:style-name="ce10" office:value-type="float" office:value="33" calcext:value-type="float">
            <text:p>33</text:p>
          </table:table-cell>
          <table:table-cell table:style-name="ce10" table:number-columns-repeated="1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OP_ADIT</text:p>
          </table:table-cell>
          <table:table-cell table:number-columns-repeated="99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11" office:value-type="string" calcext:value-type="string">
            <text:p>OP_MULT</text:p>
          </table:table-cell>
          <table:table-cell table:number-columns-repeated="99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17"/>
          <table:table-cell table:style-name="ce10" office:value-type="float" office:value="14" calcext:value-type="float">
            <text:p>14</text:p>
          </table:table-cell>
          <table:table-cell table:style-name="ce10" table:number-columns-repeated="9"/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11" office:value-type="string" calcext:value-type="string">
            <text:p>OP_REL</text:p>
          </table:table-cell>
          <table:table-cell table:number-columns-repeated="99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11" office:value-type="string" calcext:value-type="string">
            <text:p>ABRE_PARENT</text:p>
          </table:table-cell>
          <table:table-cell table:number-columns-repeated="99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11" office:value-type="string" calcext:value-type="string">
            <text:p>FECHA_PARENT</text:p>
          </table:table-cell>
          <table:table-cell table:number-columns-repeated="99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11" office:value-type="string" calcext:value-type="string">
            <text:p>PONTO_VIRG</text:p>
          </table:table-cell>
          <table:table-cell table:number-columns-repeated="99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11" office:value-type="string" calcext:value-type="string">
            <text:p>VIRG</text:p>
          </table:table-cell>
          <table:table-cell table:number-columns-repeated="99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ABRE_CHAVES</text:p>
          </table:table-cell>
          <table:table-cell table:number-columns-repeated="99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FECHA_CHAVES</text:p>
          </table:table-cell>
          <table:table-cell table:number-columns-repeated="99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5"/>
          <table:table-cell table:number-columns-repeated="2"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ID</text:p>
          </table:table-cell>
          <table:table-cell table:number-columns-repeated="99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6"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NUM</text:p>
          </table:table-cell>
          <table:table-cell table:number-columns-repeated="99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17"/>
          <table:table-cell table:style-name="ce10" office:value-type="float" office:value="14" calcext:value-type="float">
            <text:p>14</text:p>
          </table:table-cell>
          <table:table-cell table:style-name="ce10" table:number-columns-repeated="9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OP_NOT</text:p>
          </table:table-cell>
          <table:table-cell table:number-columns-repeated="99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OP_REL</text:p>
          </table:table-cell>
          <table:table-cell table:number-columns-repeated="99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ERRO_LEXICO</text:p>
          </table:table-cell>
          <table:table-cell table:number-columns-repeated="99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6"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NUM</text:p>
          </table:table-cell>
          <table:table-cell table:number-columns-repeated="99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"/>
          <table:table-cell table:number-columns-repeated="3"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22" table:style-name="ce10" office:value-type="float" office:value="18" calcext:value-type="float">
            <text:p>18</text:p>
          </table:table-cell>
          <table:table-cell/>
          <table:table-cell table:style-name="ce11" office:value-type="string" calcext:value-type="string">
            <text:p>ERRO_LEXICO</text:p>
          </table:table-cell>
          <table:table-cell table:number-columns-repeated="99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5"/>
          <table:table-cell table:style-name="ce10" office:value-type="float" office:value="19" calcext:value-type="float">
            <text:p>19</text:p>
          </table:table-cell>
          <table:table-cell table:style-name="ce10" table:number-columns-repeated="21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ERRO_LEXICO</text:p>
          </table:table-cell>
          <table:table-cell table:number-columns-repeated="99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CARACTER</text:p>
          </table:table-cell>
          <table:table-cell table:number-columns-repeated="99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<text:s text:c="3"/></text:p>
          </table:table-cell>
          <table:table-cell table:style-name="ce10"/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4" table:style-name="ce10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ERRO_LEXICO</text:p>
          </table:table-cell>
          <table:table-cell table:number-columns-repeated="992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STRING</text:p>
          </table:table-cell>
          <table:table-cell table:number-columns-repeated="99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4"/>
          <table:table-cell table:style-name="ce10" office:value-type="float" office:value="24" calcext:value-type="float">
            <text:p>24</text:p>
          </table:table-cell>
          <table:table-cell table:style-name="ce10" table:number-columns-repeated="22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OP_BIT_AND</text:p>
          </table:table-cell>
          <table:table-cell table:number-columns-repeated="992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3"/>
          <table:table-cell table:style-name="ce10" office:value-type="float" office:value="25" calcext:value-type="float">
            <text:p>25</text:p>
          </table:table-cell>
          <table:table-cell table:style-name="ce10" table:number-columns-repeated="3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OP_BIT_OR</text:p>
          </table:table-cell>
          <table:table-cell table:number-columns-repeated="99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OP_LOG</text:p>
          </table:table-cell>
          <table:table-cell table:number-columns-repeated="992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OP_LOG</text:p>
          </table:table-cell>
          <table:table-cell table:number-columns-repeated="992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OP_CASE</text:p>
          </table:table-cell>
          <table:table-cell table:number-columns-repeated="99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ABRE_COLC</text:p>
          </table:table-cell>
          <table:table-cell table:number-columns-repeated="992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FECHA_COLC</text:p>
          </table:table-cell>
          <table:table-cell table:number-columns-repeated="992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PONTO</text:p>
          </table:table-cell>
          <table:table-cell table:number-columns-repeated="992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11"/>
          <table:table-cell table:style-name="ce10" office:value-type="float" office:value="31" calcext:value-type="float">
            <text:p>31</text:p>
          </table:table-cell>
          <table:table-cell table:style-name="ce10" table:number-columns-repeated="6"/>
          <table:table-cell table:style-name="ce10" office:value-type="float" office:value="32" calcext:value-type="float">
            <text:p>32</text:p>
          </table:table-cell>
          <table:table-cell table:style-name="ce10" table:number-columns-repeated="8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OP_MINUS</text:p>
          </table:table-cell>
          <table:table-cell table:number-columns-repeated="992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OP_MINUSMINUS</text:p>
          </table:table-cell>
          <table:table-cell table:number-columns-repeated="99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OP_PONT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OP_PLUSPLUS</text:p>
          </table:table-cell>
          <table:table-cell table:number-columns-repeated="99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DOT_DOT</text:p>
          </table:table-cell>
          <table:table-cell table:number-columns-repeated="992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0" office:value-type="string" calcext:value-type="string">
            <text:p><text:s text:c="3"/></text:p>
          </table:table-cell>
          <table:table-cell table:style-name="ce10" table:number-columns-repeated="27"/>
          <table:table-cell table:style-name="ce10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OP_DIV</text:p>
          </table:table-cell>
          <table:table-cell table:number-columns-repeated="99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8" table:number-columns-repeated="36"/>
          <table:table-cell table:number-columns-repeated="988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34">
          <table:table-cell/>
          <table:table-cell table:style-name="ce8"/>
          <table:table-cell table:number-columns-repeated="1022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5:22:05.8566844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2:29.208580046</meta:creation-date>
    <dc:date>2022-05-06T15:26:02.994373333</dc:date>
    <meta:editing-duration>PT16M12S</meta:editing-duration>
    <meta:editing-cycles>7</meta:editing-cycles>
    <meta:generator>LibreOffice/7.0.4.2$Linux_X86_64 LibreOffice_project/00$Build-2</meta:generator>
    <meta:document-statistic meta:table-count="1" meta:cell-count="272" meta:object-count="0"/>
  </office:meta>
</office:document-meta>
</file>